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5pt" fo:font-style="normal" fo:font-weight="normal" style:font-size-asian="15pt" style:font-style-asian="normal" style:font-weight-asian="normal"/>
    </style:style>
    <style:style style:name="T2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808080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8888c6" style:font-name="JetBrains Mono" fo:font-size="15pt" fo:font-style="normal" fo:font-weight="normal" style:font-size-asian="15pt" style:font-style-asian="normal" style:font-weight-asian="normal"/>
    </style:style>
    <style:style style:name="T5" style:family="text">
      <style:text-properties fo:color="#6a8759" style:font-name="JetBrains Mono" fo:font-size="15pt" fo:font-style="normal" fo:font-weight="normal" style:font-size-asian="15pt" style:font-style-asian="normal" style:font-weight-asian="normal"/>
    </style:style>
    <style:style style:name="T6" style:family="text">
      <style:text-properties fo:color="#aa4926" style:font-name="JetBrains Mono" fo:font-size="15pt" fo:font-style="normal" fo:font-weight="normal" style:font-size-asian="15pt" style:font-style-asian="normal" style:font-weight-asian="normal"/>
    </style:style>
    <style:style style:name="T7" style:family="text">
      <style:text-properties fo:color="#6897bb" style:font-name="JetBrains Mono" fo:font-size="15pt" fo:font-style="normal" fo:font-weight="normal" style:font-size-asian="1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 </text:span><text:span text:style-name="T2">dronekit </text:span><text:span text:style-name="T1">import </text:span><text:span text:style-name="T2">connect</text:span><text:span text:style-name="T1">, </text:span><text:span text:style-name="T2">VehicleMode</text:span><text:span text:style-name="T1">, </text:span><text:span text:style-name="T2">LocationGlobalRelative</text:span><text:line-break/><text:span text:style-name="T1">import </text:span><text:span text:style-name="T2">time</text:span><text:line-break/><text:span text:style-name="T1">import </text:span><text:span text:style-name="T2">sockets</text:span><text:line-break/><text:span text:style-name="T1">import </text:span><text:span text:style-name="T2">exception</text:span><text:line-break/><text:span text:style-name="T1">import </text:span><text:span text:style-name="T2">argparse</text:span><text:line-break/><text:line-break/><text:line-break/><text:span text:style-name="T3"># parser = argparse.ArgumentParser(</text:span><text:line-break/><text:span text:style-name="T3"># <text:s text:c="4"/>description='Print out vehicle state information. Connects to SITL on local PC by default.')</text:span><text:line-break/><text:span text:style-name="T3"># parser.add_argument('--connect',</text:span><text:line-break/><text:span text:style-name="T3"># <text:s text:c="20"/>help="vehicle connection target string. If not specified, SITL automatically started and used.")</text:span><text:line-break/><text:span text:style-name="T3"># args = parser.parse_args()</text:span><text:line-break/><text:span text:style-name="T3">#</text:span><text:line-break/><text:span text:style-name="T3"># connection_string = args.connect</text:span><text:line-break/><text:span text:style-name="T3"># sitl = None</text:span><text:line-break/><text:line-break/><text:span text:style-name="T3">#1 connection state</text:span><text:line-break/><text:span text:style-name="T4">print</text:span><text:span text:style-name="T2">(</text:span><text:span text:style-name="T5">"connections to the vehicle on %s"</text:span><text:span text:style-name="T2">% connection_string)</text:span><text:line-break/><text:span text:style-name="T2">vehicle = connect(connection_string</text:span><text:span text:style-name="T1">, </text:span><text:span text:style-name="T6">wait_ready</text:span><text:span text:style-name="T2">=</text:span><text:span text:style-name="T1">True</text:span><text:span text:style-name="T2">)</text:span><text:line-break/><text:span text:style-name="T2">vehicle.wait_ready(</text:span><text:span text:style-name="T5">'autopilot_version'</text:span><text:span text:style-name="T2">)</text:span><text:line-break/><text:line-break/><text:line-break/><text:span text:style-name="T3"># Get all vehicle attributes (state)</text:span><text:line-break/><text:span text:style-name="T4">print</text:span><text:span text:style-name="T2">(</text:span><text:span text:style-name="T5">"</text:span><text:span text:style-name="T1">\n</text:span><text:span text:style-name="T5">Get all vehicle attribute values:"</text:span><text:span text:style-name="T2">)</text:span><text:line-break/><text:span text:style-name="T4">print</text:span><text:span text:style-name="T2">(</text:span><text:span text:style-name="T5">" Autopilot Firmware version: %s" </text:span><text:span text:style-name="T2">% vehicle.version)</text:span><text:line-break/><text:span text:style-name="T4">print</text:span><text:span text:style-name="T2">(</text:span><text:span text:style-name="T5">" <text:s text:c="2"/>Major version number: %s" </text:span><text:span text:style-name="T2">% vehicle.version.major)</text:span><text:line-break/><text:span text:style-name="T4">print</text:span><text:span text:style-name="T2">(</text:span><text:span text:style-name="T5">" <text:s text:c="2"/>Minor version number: %s" </text:span><text:span text:style-name="T2">% vehicle.version.minor)</text:span><text:line-break/><text:span text:style-name="T4">print</text:span><text:span text:style-name="T2">(</text:span><text:span text:style-name="T5">" <text:s text:c="2"/>Patch version number: %s" </text:span><text:span text:style-name="T2">% vehicle.version.patch)</text:span><text:line-break/><text:span text:style-name="T4">print</text:span><text:span text:style-name="T2">(</text:span><text:span text:style-name="T5">" <text:s text:c="2"/>Release type: %s" </text:span><text:span text:style-name="T2">% vehicle.version.release_type())</text:span><text:line-break/><text:span text:style-name="T4">print</text:span><text:span text:style-name="T2">(</text:span><text:span text:style-name="T5">" <text:s text:c="2"/>Release version: %s" </text:span><text:span text:style-name="T2">% vehicle.version.release_version())</text:span><text:line-break/><text:span text:style-name="T4">print</text:span><text:span text:style-name="T2">(</text:span><text:span text:style-name="T5">" <text:s text:c="2"/>Stable release?: %s" </text:span><text:span text:style-name="T2">% vehicle.version.is_stable())</text:span><text:line-break/><text:span text:style-name="T4">print</text:span><text:span text:style-name="T2">(</text:span><text:span text:style-name="T5">" Autopilot capabilities"</text:span><text:span text:style-name="T2">)</text:span><text:line-break/><text:span text:style-name="T4">print</text:span><text:span text:style-name="T2">(</text:span><text:span text:style-name="T5">" <text:s text:c="2"/>Supports MISSION_FLOAT message type: %s" </text:span><text:span text:style-name="T2">% vehicle.capabilities.mission_float)</text:span><text:line-break/><text:span text:style-name="T4">print</text:span><text:span text:style-name="T2">(</text:span><text:span text:style-name="T5">" <text:s text:c="2"/>Supports PARAM_FLOAT message type: %s" </text:span><text:span text:style-name="T2">% vehicle.capabilities.param_float)</text:span><text:line-break/><text:span text:style-name="T4">print</text:span><text:span text:style-name="T2">(</text:span><text:span text:style-name="T5">" <text:s text:c="2"/>Supports MISSION_INT message type: %s" </text:span><text:span text:style-name="T2">% vehicle.capabilities.mission_int)</text:span><text:line-break/><text:soft-page-break/><text:span text:style-name="T4">print</text:span><text:span text:style-name="T2">(</text:span><text:span text:style-name="T5">" <text:s text:c="2"/>Supports COMMAND_INT message type: %s" </text:span><text:span text:style-name="T2">% vehicle.capabilities.command_int)</text:span><text:line-break/><text:span text:style-name="T4">print</text:span><text:span text:style-name="T2">(</text:span><text:span text:style-name="T5">" <text:s text:c="2"/>Supports PARAM_UNION message type: %s" </text:span><text:span text:style-name="T2">% vehicle.capabilities.param_union)</text:span><text:line-break/><text:span text:style-name="T4">print</text:span><text:span text:style-name="T2">(</text:span><text:span text:style-name="T5">" <text:s text:c="2"/>Supports ftp for file transfers: %s" </text:span><text:span text:style-name="T2">% vehicle.capabilities.ftp)</text:span><text:line-break/><text:span text:style-name="T4">print</text:span><text:span text:style-name="T2">(</text:span><text:span text:style-name="T5">" <text:s text:c="2"/>Supports commanding attitude offboard: %s" </text:span><text:span text:style-name="T2">% vehicle.capabilities.set_attitude_target)</text:span><text:line-break/><text:span text:style-name="T4">print</text:span><text:span text:style-name="T2">(</text:span><text:line-break/><text:span text:style-name="T2"> <text:s text:c="3"/></text:span><text:span text:style-name="T5">" <text:s text:c="2"/>Supports commanding position and velocity targets in local NED frame: %s" </text:span><text:span text:style-name="T2">% vehicle.capabilities.set_attitude_target_local_ned)</text:span><text:line-break/><text:span text:style-name="T4">print</text:span><text:span text:style-name="T2">(</text:span><text:line-break/><text:span text:style-name="T2"> <text:s text:c="3"/></text:span><text:span text:style-name="T5">" <text:s text:c="2"/>Supports set position + velocity targets in global scaled integers: %s" </text:span><text:span text:style-name="T2">% vehicle.capabilities.set_altitude_target_global_int)</text:span><text:line-break/><text:span text:style-name="T4">print</text:span><text:span text:style-name="T2">(</text:span><text:span text:style-name="T5">" <text:s text:c="2"/>Supports terrain protocol / data handling: %s" </text:span><text:span text:style-name="T2">% vehicle.capabilities.terrain)</text:span><text:line-break/><text:span text:style-name="T4">print</text:span><text:span text:style-name="T2">(</text:span><text:span text:style-name="T5">" <text:s text:c="2"/>Supports direct actuator control: %s" </text:span><text:span text:style-name="T2">% vehicle.capabilities.set_actuator_target)</text:span><text:line-break/><text:span text:style-name="T4">print</text:span><text:span text:style-name="T2">(</text:span><text:span text:style-name="T5">" <text:s text:c="2"/>Supports the flight termination command: %s" </text:span><text:span text:style-name="T2">% vehicle.capabilities.flight_termination)</text:span><text:line-break/><text:span text:style-name="T4">print</text:span><text:span text:style-name="T2">(</text:span><text:span text:style-name="T5">" <text:s text:c="2"/>Supports mission_float message type: %s" </text:span><text:span text:style-name="T2">% vehicle.capabilities.mission_float)</text:span><text:line-break/><text:span text:style-name="T4">print</text:span><text:span text:style-name="T2">(</text:span><text:span text:style-name="T5">" <text:s text:c="2"/>Supports onboard compass calibration: %s" </text:span><text:span text:style-name="T2">% vehicle.capabilities.compass_calibration)</text:span><text:line-break/><text:span text:style-name="T4">print</text:span><text:span text:style-name="T2">(</text:span><text:span text:style-name="T5">" Global Location: %s" </text:span><text:span text:style-name="T2">% vehicle.location.global_frame)</text:span><text:line-break/><text:span text:style-name="T4">print</text:span><text:span text:style-name="T2">(</text:span><text:span text:style-name="T5">" Global Location (relative altitude): %s" </text:span><text:span text:style-name="T2">% vehicle.location.global_relative_frame)</text:span><text:line-break/><text:span text:style-name="T4">print</text:span><text:span text:style-name="T2">(</text:span><text:span text:style-name="T5">" Local Location: %s" </text:span><text:span text:style-name="T2">% vehicle.location.local_frame)</text:span><text:line-break/><text:span text:style-name="T4">print</text:span><text:span text:style-name="T2">(</text:span><text:span text:style-name="T5">" Attitude: %s" </text:span><text:span text:style-name="T2">% vehicle.attitude)</text:span><text:line-break/><text:span text:style-name="T4">print</text:span><text:span text:style-name="T2">(</text:span><text:span text:style-name="T5">" Velocity: %s" </text:span><text:span text:style-name="T2">% vehicle.velocity)</text:span><text:line-break/><text:span text:style-name="T4">print</text:span><text:span text:style-name="T2">(</text:span><text:span text:style-name="T5">" GPS: %s" </text:span><text:span text:style-name="T2">% vehicle.gps_0)</text:span><text:line-break/><text:span text:style-name="T4">print</text:span><text:span text:style-name="T2">(</text:span><text:span text:style-name="T5">" Gimbal status: %s" </text:span><text:span text:style-name="T2">% vehicle.gimbal)</text:span><text:line-break/><text:span text:style-name="T4">print</text:span><text:span text:style-name="T2">(</text:span><text:span text:style-name="T5">" Battery: %pip s" </text:span><text:span text:style-name="T2">% vehicle.battery)</text:span><text:line-break/><text:span text:style-name="T4">print</text:span><text:span text:style-name="T2">(</text:span><text:span text:style-name="T5">" EKF OK?: %s" </text:span><text:span text:style-name="T2">% vehicle.ekf_ok)</text:span><text:line-break/><text:span text:style-name="T4">print</text:span><text:span text:style-name="T2">(</text:span><text:span text:style-name="T5">" Last Heartbeat: %s" </text:span><text:span text:style-name="T2">% vehicle.last_heartbeat)</text:span><text:line-break/><text:span text:style-name="T4">print</text:span><text:span text:style-name="T2">(</text:span><text:span text:style-name="T5">" Rangefinder: %s" </text:span><text:span text:style-name="T2">% vehicle.rangefinder)</text:span><text:line-break/><text:span text:style-name="T4">print</text:span><text:span text:style-name="T2">(</text:span><text:span text:style-name="T5">" Rangefinder distance: %s" </text:span><text:span text:style-name="T2">% vehicle.rangefinder.distance)</text:span><text:line-break/><text:span text:style-name="T4">print</text:span><text:span text:style-name="T2">(</text:span><text:span text:style-name="T5">" Rangefinder voltage: %s" </text:span><text:span text:style-name="T2">% vehicle.rangefinder.voltage)</text:span><text:line-break/><text:soft-page-break/><text:span text:style-name="T4">print</text:span><text:span text:style-name="T2">(</text:span><text:span text:style-name="T5">" Heading: %s" </text:span><text:span text:style-name="T2">% vehicle.heading)</text:span><text:line-break/><text:span text:style-name="T4">print</text:span><text:span text:style-name="T2">(</text:span><text:span text:style-name="T5">" Is Armable?: %s" </text:span><text:span text:style-name="T2">% vehicle.is_armable)</text:span><text:line-break/><text:span text:style-name="T4">print</text:span><text:span text:style-name="T2">(</text:span><text:span text:style-name="T5">" System status: %s" </text:span><text:span text:style-name="T2">% vehicle.system_status.state)</text:span><text:line-break/><text:span text:style-name="T4">print</text:span><text:span text:style-name="T2">(</text:span><text:span text:style-name="T5">" Groundspeed: %s" </text:span><text:span text:style-name="T2">% vehicle.groundspeed) <text:s/></text:span><text:span text:style-name="T3"># settable</text:span><text:line-break/><text:span text:style-name="T4">print</text:span><text:span text:style-name="T2">(</text:span><text:span text:style-name="T5">" Airspeed: %s" </text:span><text:span text:style-name="T2">% vehicle.airspeed) <text:s/></text:span><text:span text:style-name="T3"># settable</text:span><text:line-break/><text:span text:style-name="T4">print</text:span><text:span text:style-name="T2">(</text:span><text:span text:style-name="T5">" Mode: %s" </text:span><text:span text:style-name="T2">% vehicle.mode.name) <text:s/></text:span><text:span text:style-name="T3"># settable</text:span><text:line-break/><text:span text:style-name="T4">print</text:span><text:span text:style-name="T2">(</text:span><text:span text:style-name="T5">" Armed: %s" </text:span><text:span text:style-name="T2">% vehicle.armed) <text:s/></text:span><text:span text:style-name="T3"># settabl</text:span><text:line-break/><text:line-break/><text:span text:style-name="T3"># check mode and changing to Guided mode</text:span><text:line-break/><text:span text:style-name="T2">cmds = vehicle.commands</text:span><text:line-break/><text:span text:style-name="T2">cmds.download()</text:span><text:line-break/><text:span text:style-name="T2">cmds.wait_ready()</text:span><text:line-break/><text:span text:style-name="T4">print</text:span><text:span text:style-name="T2">(</text:span><text:span text:style-name="T5">" New Home Location (from vehicle - altitude should be 222): %s" </text:span><text:span text:style-name="T2">% vehicle.home_location)</text:span><text:line-break/><text:line-break/><text:span text:style-name="T4">print</text:span><text:span text:style-name="T2">(</text:span><text:span text:style-name="T5">"</text:span><text:span text:style-name="T1">\n</text:span><text:span text:style-name="T5">Set Vehicle.mode = GUIDED (currently: %s)" </text:span><text:span text:style-name="T2">% vehicle.mode.name)</text:span><text:line-break/><text:span text:style-name="T2">vehicle.mode = VehicleMode(</text:span><text:span text:style-name="T5">"GUIDED"</text:span><text:span text:style-name="T2">)</text:span><text:line-break/><text:span text:style-name="T1">while not </text:span><text:span text:style-name="T2">vehicle.mode.name == </text:span><text:span text:style-name="T5">'GUIDED'</text:span><text:span text:style-name="T2">: <text:s/></text:span><text:span text:style-name="T3"># Wait until mode has changed</text:span><text:line-break/><text:span text:style-name="T3"> <text:s text:c="3"/></text:span><text:span text:style-name="T4">print</text:span><text:span text:style-name="T2">(</text:span><text:span text:style-name="T5">" Waiting for mode change ..."</text:span><text:span text:style-name="T2">)</text:span><text:line-break/><text:span text:style-name="T2"> <text:s text:c="3"/>time.sleep(</text:span><text:span text:style-name="T7">1</text:span><text:span text:style-name="T2">)</text:span><text:line-break/><text:span text:style-name="T3"># Check that vehicle is armable</text:span><text:line-break/><text:span text:style-name="T1">while not </text:span><text:span text:style-name="T2">vehicle.is_armable:</text:span><text:line-break/><text:span text:style-name="T2"> <text:s text:c="3"/></text:span><text:span text:style-name="T4">print</text:span><text:span text:style-name="T2">(</text:span><text:span text:style-name="T5">" Waiting for vehicle to initialise..."</text:span><text:span text:style-name="T2">)</text:span><text:line-break/><text:span text:style-name="T2"> <text:s text:c="3"/>time.sleep(</text:span><text:span text:style-name="T7">1</text:span><text:span text:style-name="T2">)</text:span><text:line-break/><text:span text:style-name="T2"> <text:s text:c="3"/></text:span><text:span text:style-name="T3"># If required, you can provide additional information about initialisation</text:span><text:line-break/><text:span text:style-name="T3"> <text:s text:c="3"/># using `vehicle.gps_0.fix_type` and `vehicle.mode.name`.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43:42.590166540</meta:creation-date>
    <dc:date>2021-11-22T12:45:16.456539929</dc:date>
    <meta:editing-duration>PT1M34S</meta:editing-duration>
    <meta:editing-cycles>1</meta:editing-cycles>
    <meta:document-statistic meta:table-count="0" meta:image-count="0" meta:object-count="0" meta:page-count="3" meta:paragraph-count="1" meta:word-count="474" meta:character-count="4333" meta:non-whitespace-character-count="3752"/>
    <meta:generator>LibreOffice/6.4.7.2$Linux_X86_64 LibreOffice_project/40$Build-2</meta:generator>
  </office:meta>
</office:document-meta>
</file>